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1pt" fo:font-weight="normal" style:font-size-asian="11pt" style:font-weight-asian="normal"/>
    </style:style>
    <style:style style:name="P2" style:family="paragraph" style:parent-style-name="Standard">
      <style:text-properties officeooo:rsid="0016da4f" officeooo:paragraph-rsid="0016da4f"/>
    </style:style>
    <style:style style:name="T1" style:family="text">
      <style:text-properties style:font-name="Courier New" fo:font-size="11pt" fo:font-weight="bold" style:font-size-asian="11pt" style:font-weight-asian="bold"/>
    </style:style>
    <style:style style:name="T2" style:family="text">
      <style:text-properties style:font-name="Courier New" fo:font-size="11pt" fo:font-weight="normal" style:font-size-asian="11pt" style:font-weight-asian="normal"/>
    </style:style>
    <style:style style:name="T3" style:family="text">
      <style:text-properties fo:color="#ff0000" style:font-name="Courier New" fo:font-size="11pt" fo:font-weight="normal" style:font-size-asian="11pt" style:font-weight-asian="normal"/>
    </style:style>
    <style:style style:name="T4" style:family="text">
      <style:text-properties fo:color="#000000" style:font-name="Courier New" fo:font-size="11pt" fo:font-weight="normal" style:font-size-asian="11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gia changes sto resume : </text:span><text:span text:style-name="T2">kanw convert pdf to htlm ( http://www.pdfonline.com/convert-pdf-to-html/ )</text:span></text:p>
      <text:p text:style-name="P1"/>
      <text:p text:style-name="Standard"><text:span text:style-name="T1">gia changes sta projects : </text:span></text:p>
      <text:p text:style-name="Standard"><text:span text:style-name="T2">kanw search ston kwdika pou uparxei to &lt;!-- INSERTbeforeTHIS--&gt; kai prosthetw auto to kommati kwdika</text:span></text:p>
      <text:p text:style-name="Standard"><text:span text:style-name="T2"><text:s/>&lt;div class="item logo"&gt;</text:span></text:p>
      <text:p text:style-name="Standard"><text:span text:style-name="T2"><text:s/>&lt;div class="media-box"&gt;</text:span></text:p>
      <text:p text:style-name="Standard"><text:span text:style-name="T2"><text:s/>&lt;img src="images/portfolio/</text:span><text:span text:style-name="T3">dc.gif</text:span><text:span text:style-name="T4">" alt="portfolio-post"&gt;</text:span></text:p>
      <text:p text:style-name="Standard"><text:span text:style-name="T4"><text:s/>&lt;div class="mask"&gt;</text:span></text:p>
      <text:p text:style-name="Standard"><text:span text:style-name="T4">&lt;h3 class="title"&gt;</text:span><text:span text:style-name="T3">Download Projects '13</text:span><text:span text:style-name="T4">&lt;/h3&gt;</text:span></text:p>
      <text:p text:style-name="Standard"><text:span text:style-name="T4">&lt;a href="./projects/</text:span><text:span text:style-name="T3">7th/dc.rar</text:span><text:span text:style-name="T4">" class="ico" target="_blank"&gt;&lt;/a&gt;</text:span></text:p>
      <text:p text:style-name="Standard"><text:span text:style-name="T4">&lt;/div&gt;</text:span></text:p>
      <text:p text:style-name="Standard"><text:span text:style-name="T4">&lt;/div&gt;</text:span></text:p>
      <text:p text:style-name="Standard"><text:span text:style-name="T4">&lt;h3 class="project-title"&gt;</text:span><text:span text:style-name="T3">Digital Communications</text:span><text:span text:style-name="T4">&lt;/h3&gt;</text:span></text:p>
      <text:p text:style-name="Standard"><text:span text:style-name="T4">&lt;p class="category"&gt;</text:span><text:span text:style-name="T3">7th Semester</text:span><text:span text:style-name="T4">&lt;/p&gt;</text:span></text:p>
      <text:p text:style-name="Standard"><text:span text:style-name="T4">&lt;/div&gt;</text:span></text:p>
      <text:p text:style-name="Standard"><text:span text:style-name="T4">*opou allazw ta kokkina.*</text:span></text:p>
      <text:p text:style-name="Standard"/>
      <text:p text:style-name="Standard"/>
      <text:p text:style-name="Standard"/>
      <text:p text:style-name="P2">TODO:</text:p>
      <text:p text:style-name="P2">-na doulepsei to arxeio isotope.js pou kanei to site na kanei toumpes kai kati alla wraia sto tab “ projects”</text:p>
      <text:p text:style-name="P2">-h php tou mail tha doulepsei otan to metaferw se allo host, to github den uposthrizei php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6:01:44.506000000</meta:creation-date>
    <dc:date>2014-05-10T16:05:59.609000000</dc:date>
    <meta:editing-duration>P0D</meta:editing-duration>
    <meta:editing-cycles>1</meta:editing-cycles>
    <meta:document-statistic meta:table-count="0" meta:image-count="0" meta:object-count="0" meta:page-count="1" meta:paragraph-count="18" meta:word-count="103" meta:character-count="795" meta:non-whitespace-character-count="706"/>
    <meta:generator>LibreOffice/4.2.2.1$Windows_x86 LibreOffice_project/3be8cda0bddd8e430d8cda1ebfd581265cca5a0f</meta:generator>
  </office:meta>
</office:document-meta>
</file>